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04bb24" officeooo:paragraph-rsid="0004bb24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0320c1" officeooo:paragraph-rsid="00065461"/>
    </style:style>
    <style:style style:name="P3" style:family="paragraph" style:parent-style-name="Standard">
      <style:paragraph-properties fo:text-align="justify" style:justify-single-word="false"/>
      <style:text-properties officeooo:rsid="000320c1" officeooo:paragraph-rsid="00065461"/>
    </style:style>
    <style:style style:name="P4" style:family="paragraph" style:parent-style-name="Standard">
      <style:paragraph-properties fo:text-align="justify" style:justify-single-word="false"/>
      <style:text-properties officeooo:rsid="000320c1" officeooo:paragraph-rsid="000320c1"/>
    </style:style>
    <style:style style:name="P5" style:family="paragraph" style:parent-style-name="Standard">
      <style:paragraph-properties fo:text-align="justify" style:justify-single-word="false"/>
      <style:text-properties officeooo:rsid="000321c4" officeooo:paragraph-rsid="00032a66"/>
    </style:style>
    <style:style style:name="P6" style:family="paragraph" style:parent-style-name="Standard">
      <style:paragraph-properties fo:text-align="justify" style:justify-single-word="false"/>
      <style:text-properties officeooo:rsid="00032a66" officeooo:paragraph-rsid="0004bb24"/>
    </style:style>
    <style:style style:name="P7" style:family="paragraph" style:parent-style-name="Standard">
      <style:paragraph-properties fo:text-align="justify" style:justify-single-word="false"/>
      <style:text-properties officeooo:rsid="0004bb24" officeooo:paragraph-rsid="0004bb24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0320c1" officeooo:paragraph-rsid="00065461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en" fo:country="US" officeooo:rsid="0007dbaa" officeooo:paragraph-rsid="00065461"/>
    </style:style>
    <style:style style:name="T1" style:family="text">
      <style:text-properties style:font-name="Times New Roman" fo:font-size="12pt" fo:language="en" fo:country="US"/>
    </style:style>
    <style:style style:name="T2" style:family="text">
      <style:text-properties style:font-name="Times New Roman" fo:font-size="12pt" fo:language="en" fo:country="US" officeooo:rsid="000320c1"/>
    </style:style>
    <style:style style:name="T3" style:family="text">
      <style:text-properties style:font-name="Times New Roman" fo:font-size="12pt" fo:language="en" fo:country="US" officeooo:rsid="00032a66"/>
    </style:style>
    <style:style style:name="T4" style:family="text">
      <style:text-properties style:font-name="Times New Roman" fo:font-size="12pt" fo:language="en" fo:country="US" officeooo:rsid="0004bb24"/>
    </style:style>
    <style:style style:name="T5" style:family="text">
      <style:text-properties style:font-name="Times New Roman" fo:font-size="12pt" fo:language="en" fo:country="US" officeooo:rsid="00065461"/>
    </style:style>
    <style:style style:name="T6" style:family="text">
      <style:text-properties style:font-name="Times New Roman" fo:font-size="12pt" fo:language="en" fo:country="US" officeooo:rsid="000969f7"/>
    </style:style>
    <style:style style:name="T7" style:family="text">
      <style:text-properties fo:color="#0000ff" style:font-name="Times New Roman" fo:font-size="12pt" fo:language="en" fo:country="US"/>
    </style:style>
    <style:style style:name="T8" style:family="text">
      <style:text-properties fo:color="#0000ff" style:font-name="Times New Roman" fo:font-size="12pt" fo:language="en" fo:country="US" officeooo:rsid="0004bb24"/>
    </style:style>
    <style:style style:name="T9" style:family="text">
      <style:text-properties officeooo:rsid="000654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am Construction</text:p>
      <text:p text:style-name="P4">============================</text:p>
      <text:p text:style-name="P3">The folder ''FoamConstruction'' contains two files: ''SpherePackFB.exe'' and ''FoamGeometryConstruction_Periodic.py''. The <text:s/>''SpherePackFB.exe'' is called to be executed <text:s/>in <text:s/>''FoamGeometryConstruction_Periodic.py''. So to execute the code you need to have ''SpherePackFB.exe'' <text:span text:style-name="T9">and</text:span> <text:s/>''FoamGeometryConstruction_Periodic.py'' in <text:span text:style-name="T9">a </text:span>same directory. </text:p>
      <text:p text:style-name="P5">The input variables are: ''<text:span text:style-name="T2">MU</text:span><text:span text:style-name="T1">''</text:span><text:span text:style-name="T2"> and </text:span><text:span text:style-name="T1">''</text:span><text:span text:style-name="T2">SIGMA</text:span><text:span text:style-name="T1">''</text:span><text:span text:style-name="T2"> which are mean and standard deviation values for cell size distribution and </text:span><text:span text:style-name="T1">also ''NumOfCells'' which represents the number of cells required to have in final representative volume element (RVE). All these inputs can be adjusted by </text:span><text:span text:style-name="T5">modifying</text:span><text:span text:style-name="T1"> lines 5, 6 and 7 in <text:s/></text:span><text:span text:style-name="T2">''FoamGeometryConstruction_Periodic.py''. </text:span><text:span text:style-name="T1">By default: <text:s/></text:span><text:span text:style-name="T3">''</text:span><text:span text:style-name="T2">MU</text:span><text:span text:style-name="T3">=0.15''</text:span><text:span text:style-name="T2"> , </text:span><text:span text:style-name="T3">''</text:span><text:span text:style-name="T2">SIGMA</text:span><text:span text:style-name="T3">=0.30''</text:span><text:span text:style-name="T2"> </text:span><text:span text:style-name="T3">and '</text:span><text:span text:style-name="T1">'NumOfCells</text:span><text:span text:style-name="T3">=100''. </text:span></text:p>
      <text:p text:style-name="P5"><text:span text:style-name="T3"><text:s/></text:span><text:span text:style-name="T2">''FoamGeometryConstruction_Periodic.py'' </text:span><text:span text:style-name="T3">creates several files as outputs:</text:span></text:p>
      <text:p text:style-name="P6"><text:span text:style-name="T1">1- ''PeriodicRVE.geo'' </text:span><text:span text:style-name="T4">which is the periodic geometry of foam in .GEO format.</text:span></text:p>
      <text:p text:style-name="P6"><text:span text:style-name="T4">2- ''CellVolumes_PeriodicRVE.txt'' containing the volume</text:span><text:span text:style-name="T5">s</text:span><text:span text:style-name="T4"> of all the cells in RVE.</text:span></text:p>
      <text:p text:style-name="P6"><text:span text:style-name="T4">3- ''FaceAreas_PeriodicRVE.</text:span><text:span text:style-name="T6">txt</text:span><text:span text:style-name="T4">'' containing the area</text:span><text:span text:style-name="T5">s</text:span><text:span text:style-name="T4"> of all the faces in RVE.</text:span></text:p>
      <text:p text:style-name="P6"><text:span text:style-name="T4">4- ''EdgeLengths_PeriodicRVE.</text:span><text:span text:style-name="T6">txt</text:span><text:span text:style-name="T4">'' containing the length</text:span><text:span text:style-name="T5">s</text:span><text:span text:style-name="T4"> of all the edges in RVE.</text:span></text:p>
      <text:p text:style-name="P7"><text:span text:style-name="T1">5- ''HyperMeshinput.cmf'' which is a input file for </text:span><text:span text:style-name="T5">''H</text:span><text:span text:style-name="T1">ypermesh</text:span><text:span text:style-name="T5">''</text:span><text:span text:style-name="T1"> to recreate the geometry. </text:span></text:p>
      <text:p text:style-name="P1"/>
      <text:p text:style-name="P1">Requirements for running:</text:p>
      <text:p text:style-name="P3"><text:span text:style-name="T1"><text:line-break/>1- NEPER installed. </text:span><text:span text:style-name="T4">NEPER could be downloaded through: ''</text:span><text:a xlink:type="simple" xlink:href="http://neper.sourceforge.net/" text:style-name="Internet_20_link" text:visited-style-name="Visited_20_Internet_20_Link"><text:span text:style-name="T7">http://neper.sourceforge.net/</text:span></text:a><text:span text:style-name="T8"> ''</text:span><text:span text:style-name="T1"><text:line-break/><text:line-break/>2- </text:span><text:span text:style-name="T4">''wine software'' to have ability of running executable files (i.e. file.exe)</text:span><text:span text:style-name="T1">.</text:span></text:p>
      <text:p text:style-name="P2"/>
      <text:p text:style-name="P9"/>
      <text:p text:style-name="P2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5:33:32.594949472</meta:creation-date>
    <dc:date>2015-11-03T17:25:54.112451448</dc:date>
    <meta:editing-duration>PT12M6S</meta:editing-duration>
    <meta:editing-cycles>3</meta:editing-cycles>
    <meta:generator>LibreOffice/4.4.2.2$Linux_X86_64 LibreOffice_project/40m0$Build-2</meta:generator>
    <meta:document-statistic meta:table-count="0" meta:image-count="0" meta:object-count="0" meta:page-count="1" meta:paragraph-count="13" meta:word-count="184" meta:character-count="1493" meta:non-whitespace-character-count="1307"/>
  </office:meta>
</office:document-meta>
</file>